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1-02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0-07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20-03-0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9-08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9-05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9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8-11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8-08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8-05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8-04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7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7-07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7-04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7-02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6-12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6-07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6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6-01-1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5-06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5-05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5-03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4-12-0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4-07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4-04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4-02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3-11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3-07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3-05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3-03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2-10-1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2-07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2-04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2-01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1-11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1-07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1-04-2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1-02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0-10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0-07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0-04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10-01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9-10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9-08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9-04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9-01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8-11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8-07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8-04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8-02-0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7-10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7-07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7-06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7-05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7-01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6-11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6-07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6-04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132076405501</text:p>
          </table:table-cell>
          <table:table-cell office:value-type="string" calcext:value-type="string">
            <text:p>57F 16 SOW 087A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20" meta:object-count="0"/>
    <meta:user-defined meta:name="AppVersion">3.0</meta:user-defined>
  </office:meta>
</office:document-meta>
</file>